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146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rgan Procurement Organization</text:p>
          </table:table-cell>
          <table:table-cell office:value-type="string" calcext:value-type="string">
            <text:p>Out Of State</text:p>
          </table:table-cell>
          <table:table-cell office:value-type="string" calcext:value-type="string">
            <text:p>Out of State Code</text:p>
          </table:table-cell>
        </table:table-row>
        <table:table-row table:style-name="ro1">
          <table:table-cell office:value-type="string" calcext:value-type="string">
            <text:p>Alaska </text:p>
          </table:table-cell>
          <table:table-cell office:value-type="string" calcext:value-type="string">
            <text:p><text:a xlink:href="http://www.srtr.org/csr/current/Centers/201506/pdf/WALCOP1XX201506P.pdf" xlink:type="simple">LifeCenter Northwest Organ Donation Network (WALC), Bellevue, WA * </text:a> </text:p>
          </table:table-cell>
          <table:table-cell table:formula="of:=IF(IFERROR(SEARCH(&quot;*&quot;; [.B2]); 0); 1; 0)" office:value-type="float" office:value="1" calcext:value-type="float">
            <text:p>1</text:p>
          </table:table-cell>
          <table:table-cell table:formula="of:=IF([.C2]; LEFT(RIGHT([.B2]; 6);2); &quot;&quot;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Alabama </text:p>
          </table:table-cell>
          <table:table-cell office:value-type="string" calcext:value-type="string">
            <text:p><text:a xlink:href="http://www.srtr.org/csr/current/Centers/201506/pdf/ALOBOP1XX201506P.pdf" xlink:type="simple">Alabama Organ Center (ALOB), Birmingham, AL </text:a> </text:p>
          </table:table-cell>
          <table:table-cell table:formula="of:=IF(IFERROR(SEARCH(&quot;*&quot;; [.B3]); 0); 1; 0)" office:value-type="float" office:value="0" calcext:value-type="float">
            <text:p>0</text:p>
          </table:table-cell>
          <table:table-cell table:formula="of:=IF([.C3]; LEFT(RIGHT([.B3]; 6);2); &quot;&quot;)">
            <text:p/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string" calcext:value-type="string">
            <text:p><text:a xlink:href="http://www.srtr.org/csr/current/Centers/201506/pdf/AROROP1XX201506P.pdf" xlink:type="simple">Arkansas Regional Organ Recovery Agency (AROR), Little Rock, AR </text:a> </text:p>
          </table:table-cell>
          <table:table-cell table:formula="of:=IF(IFERROR(SEARCH(&quot;*&quot;; [.B4]); 0); 1; 0)" office:value-type="float" office:value="0" calcext:value-type="float">
            <text:p>0</text:p>
          </table:table-cell>
          <table:table-cell table:formula="of:=IF([.C4]; LEFT(RIGHT([.B4]; 6);2); &quot;&quot;)">
            <text:p/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string" calcext:value-type="string">
            <text:p><text:a xlink:href="http://www.srtr.org/csr/current/Centers/201506/pdf/MOMAOP1XX201506P.pdf" xlink:type="simple">Mid-America Transplant Services (MOMA), St Louis, MO * </text:a> </text:p>
          </table:table-cell>
          <table:table-cell table:formula="of:=IF(IFERROR(SEARCH(&quot;*&quot;; [.B5]); 0); 1; 0)" office:value-type="float" office:value="1" calcext:value-type="float">
            <text:p>1</text:p>
          </table:table-cell>
          <table:table-cell table:formula="of:=IF([.C5]; LEFT(RIGHT([.B5]; 6);2); &quot;&quot;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string" calcext:value-type="string">
            <text:p><text:a xlink:href="http://www.srtr.org/csr/current/Centers/201506/pdf/TNMSOP1XX201506P.pdf" xlink:type="simple">Mid-South Transplant Foundation (TNMS), Memphis, TN * </text:a> </text:p>
          </table:table-cell>
          <table:table-cell table:formula="of:=IF(IFERROR(SEARCH(&quot;*&quot;; [.B6]); 0); 1; 0)" office:value-type="float" office:value="1" calcext:value-type="float">
            <text:p>1</text:p>
          </table:table-cell>
          <table:table-cell table:formula="of:=IF([.C6]; LEFT(RIGHT([.B6]; 6);2); &quot;&quot;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string" calcext:value-type="string">
            <text:p><text:a xlink:href="http://www.srtr.org/csr/current/Centers/201506/pdf/TXSBOP1XX201506P.pdf" xlink:type="simple">Southwest Transplant Alliance (TXSB), Dallas, TX * </text:a> </text:p>
          </table:table-cell>
          <table:table-cell table:formula="of:=IF(IFERROR(SEARCH(&quot;*&quot;; [.B7]); 0); 1; 0)" office:value-type="float" office:value="1" calcext:value-type="float">
            <text:p>1</text:p>
          </table:table-cell>
          <table:table-cell table:formula="of:=IF([.C7]; LEFT(RIGHT([.B7]; 6);2); &quot;&quot;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Arizona </text:p>
          </table:table-cell>
          <table:table-cell office:value-type="string" calcext:value-type="string">
            <text:p><text:a xlink:href="http://www.srtr.org/csr/current/Centers/201506/pdf/AZOBOP1XX201506P.pdf" xlink:type="simple">Donor Network of Arizona (AZOB), Phoenix, AZ </text:a> </text:p>
          </table:table-cell>
          <table:table-cell table:formula="of:=IF(IFERROR(SEARCH(&quot;*&quot;; [.B8]); 0); 1; 0)" office:value-type="float" office:value="0" calcext:value-type="float">
            <text:p>0</text:p>
          </table:table-cell>
          <table:table-cell table:formula="of:=IF([.C8]; LEFT(RIGHT([.B8]; 6);2); &quot;&quot;)">
            <text:p/>
          </table:table-cell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string" calcext:value-type="string">
            <text:p><text:a xlink:href="http://www.srtr.org/csr/current/Centers/201506/pdf/CADNOP1XX201506P.pdf" xlink:type="simple">California Transplant Donor Network (CADN), Oakland, CA </text:a> </text:p>
          </table:table-cell>
          <table:table-cell table:formula="of:=IF(IFERROR(SEARCH(&quot;*&quot;; [.B9]); 0); 1; 0)" office:value-type="float" office:value="0" calcext:value-type="float">
            <text:p>0</text:p>
          </table:table-cell>
          <table:table-cell table:formula="of:=IF([.C9]; LEFT(RIGHT([.B9]; 6);2); &quot;&quot;)">
            <text:p/>
          </table:table-cell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string" calcext:value-type="string">
            <text:p><text:a xlink:href="http://www.srtr.org/csr/current/Centers/201506/pdf/CAGSOP1XX201506P.pdf" xlink:type="simple">Golden State Donor Services (CAGS), Sacramento, CA </text:a> </text:p>
          </table:table-cell>
          <table:table-cell table:formula="of:=IF(IFERROR(SEARCH(&quot;*&quot;; [.B10]); 0); 1; 0)" office:value-type="float" office:value="0" calcext:value-type="float">
            <text:p>0</text:p>
          </table:table-cell>
          <table:table-cell table:formula="of:=IF([.C10]; LEFT(RIGHT([.B10]; 6);2); &quot;&quot;)">
            <text:p/>
          </table:table-cell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string" calcext:value-type="string">
            <text:p><text:a xlink:href="http://www.srtr.org/csr/current/Centers/201506/pdf/CAOPOP1XX201506P.pdf" xlink:type="simple">OneLegacy (CAOP), Los Angeles, CA </text:a> </text:p>
          </table:table-cell>
          <table:table-cell table:formula="of:=IF(IFERROR(SEARCH(&quot;*&quot;; [.B11]); 0); 1; 0)" office:value-type="float" office:value="0" calcext:value-type="float">
            <text:p>0</text:p>
          </table:table-cell>
          <table:table-cell table:formula="of:=IF([.C11]; LEFT(RIGHT([.B11]; 6);2); &quot;&quot;)">
            <text:p/>
          </table:table-cell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string" calcext:value-type="string">
            <text:p><text:a xlink:href="http://www.srtr.org/csr/current/Centers/201506/pdf/CASDOP1XX201506P.pdf" xlink:type="simple">Lifesharing - A Donate Life Organization (CASD), San Diego, CA </text:a> </text:p>
          </table:table-cell>
          <table:table-cell table:formula="of:=IF(IFERROR(SEARCH(&quot;*&quot;; [.B12]); 0); 1; 0)" office:value-type="float" office:value="0" calcext:value-type="float">
            <text:p>0</text:p>
          </table:table-cell>
          <table:table-cell table:formula="of:=IF([.C12]; LEFT(RIGHT([.B12]; 6);2); &quot;&quot;)">
            <text:p/>
          </table:table-cell>
        </table:table-row>
        <table:table-row table:style-name="ro1">
          <table:table-cell office:value-type="string" calcext:value-type="string">
            <text:p>Colorado </text:p>
          </table:table-cell>
          <table:table-cell office:value-type="string" calcext:value-type="string">
            <text:p><text:a xlink:href="http://www.srtr.org/csr/current/Centers/201506/pdf/CORSOP1XX201506P.pdf" xlink:type="simple">Donor Alliance (CORS), Denver, CO </text:a> </text:p>
          </table:table-cell>
          <table:table-cell table:formula="of:=IF(IFERROR(SEARCH(&quot;*&quot;; [.B13]); 0); 1; 0)" office:value-type="float" office:value="0" calcext:value-type="float">
            <text:p>0</text:p>
          </table:table-cell>
          <table:table-cell table:formula="of:=IF([.C13]; LEFT(RIGHT([.B13]; 6);2); &quot;&quot;)">
            <text:p/>
          </table:table-cell>
        </table:table-row>
        <table:table-row table:style-name="ro1">
          <table:table-cell office:value-type="string" calcext:value-type="string">
            <text:p>Connecticut </text:p>
          </table:table-cell>
          <table:table-cell office:value-type="string" calcext:value-type="string">
            <text:p><text:a xlink:href="http://www.srtr.org/csr/current/Centers/201506/pdf/CTOPOP1XX201506P.pdf" xlink:type="simple">LifeChoice Donor Services (CTOP), Windsor, CT </text:a> </text:p>
          </table:table-cell>
          <table:table-cell table:formula="of:=IF(IFERROR(SEARCH(&quot;*&quot;; [.B14]); 0); 1; 0)" office:value-type="float" office:value="0" calcext:value-type="float">
            <text:p>0</text:p>
          </table:table-cell>
          <table:table-cell table:formula="of:=IF([.C14]; LEFT(RIGHT([.B14]; 6);2); &quot;&quot;)">
            <text:p/>
          </table:table-cell>
        </table:table-row>
        <table:table-row table:style-name="ro1">
          <table:table-cell office:value-type="string" calcext:value-type="string">
            <text:p>Connecticut </text:p>
          </table:table-cell>
          <table:table-cell office:value-type="string" calcext:value-type="string">
            <text:p><text:a xlink:href="http://www.srtr.org/csr/current/Centers/201506/pdf/MAOBOP1XX201506P.pdf" xlink:type="simple">New England Organ Bank (MAOB), Waltham, MA * </text:a> </text:p>
          </table:table-cell>
          <table:table-cell table:formula="of:=IF(IFERROR(SEARCH(&quot;*&quot;; [.B15]); 0); 1; 0)" office:value-type="float" office:value="1" calcext:value-type="float">
            <text:p>1</text:p>
          </table:table-cell>
          <table:table-cell table:formula="of:=IF([.C15]; LEFT(RIGHT([.B15]; 6);2); &quot;&quot;)" office:value-type="string" office:string-value="MA" calcext:value-type="string">
            <text:p>MA</text:p>
          </table:table-cell>
        </table:table-row>
        <table:table-row table:style-name="ro2">
          <table:table-cell office:value-type="string" calcext:value-type="string">
            <text:p>District of Columbia </text:p>
          </table:table-cell>
          <table:table-cell office:value-type="string" calcext:value-type="string">
            <text:p><text:a xlink:href="http://www.srtr.org/csr/current/Centers/201506/pdf/DCTCOP1XX201506P.pdf" xlink:type="simple">Washington Regional Transplant Community (DCTC), Annandale, VA * </text:a> </text:p>
          </table:table-cell>
          <table:table-cell table:formula="of:=IF(IFERROR(SEARCH(&quot;*&quot;; [.B16]); 0); 1; 0)" office:value-type="float" office:value="1" calcext:value-type="float">
            <text:p>1</text:p>
          </table:table-cell>
          <table:table-cell table:formula="of:=IF([.C16]; LEFT(RIGHT([.B16]; 6);2); &quot;&quot;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Delaware </text:p>
          </table:table-cell>
          <table:table-cell office:value-type="string" calcext:value-type="string">
            <text:p><text:a xlink:href="http://www.srtr.org/csr/current/Centers/201506/pdf/PADVOP1XX201506P.pdf" xlink:type="simple">Gift of Life Donor Program (PADV), Philadelphia, PA * </text:a> </text:p>
          </table:table-cell>
          <table:table-cell table:formula="of:=IF(IFERROR(SEARCH(&quot;*&quot;; [.B17]); 0); 1; 0)" office:value-type="float" office:value="1" calcext:value-type="float">
            <text:p>1</text:p>
          </table:table-cell>
          <table:table-cell table:formula="of:=IF([.C17]; LEFT(RIGHT([.B17]; 6);2); &quot;&quot;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string" calcext:value-type="string">
            <text:p><text:a xlink:href="http://www.srtr.org/csr/current/Centers/201506/pdf/FLFHOP1XX201506P.pdf" xlink:type="simple">TransLife (FLFH), Winter Park, FL </text:a> </text:p>
          </table:table-cell>
          <table:table-cell table:formula="of:=IF(IFERROR(SEARCH(&quot;*&quot;; [.B18]); 0); 1; 0)" office:value-type="float" office:value="0" calcext:value-type="float">
            <text:p>0</text:p>
          </table:table-cell>
          <table:table-cell table:formula="of:=IF([.C18]; LEFT(RIGHT([.B18]; 6);2); &quot;&quot;)">
            <text:p/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string" calcext:value-type="string">
            <text:p><text:a xlink:href="http://www.srtr.org/csr/current/Centers/201506/pdf/FLMPOP1XX201506P.pdf" xlink:type="simple">Life Alliance Organ Recovery Agency (FLMP), Miami, FL </text:a> </text:p>
          </table:table-cell>
          <table:table-cell table:formula="of:=IF(IFERROR(SEARCH(&quot;*&quot;; [.B19]); 0); 1; 0)" office:value-type="float" office:value="0" calcext:value-type="float">
            <text:p>0</text:p>
          </table:table-cell>
          <table:table-cell table:formula="of:=IF([.C19]; LEFT(RIGHT([.B19]; 6);2); &quot;&quot;)">
            <text:p/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string" calcext:value-type="string">
            <text:p><text:a xlink:href="http://www.srtr.org/csr/current/Centers/201506/pdf/FLUFOP1XX201506P.pdf" xlink:type="simple">LifeQuest Organ Recovery Services (FLUF), Gainesville, FL </text:a> </text:p>
          </table:table-cell>
          <table:table-cell table:formula="of:=IF(IFERROR(SEARCH(&quot;*&quot;; [.B20]); 0); 1; 0)" office:value-type="float" office:value="0" calcext:value-type="float">
            <text:p>0</text:p>
          </table:table-cell>
          <table:table-cell table:formula="of:=IF([.C20]; LEFT(RIGHT([.B20]; 6);2); &quot;&quot;)">
            <text:p/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string" calcext:value-type="string">
            <text:p><text:a xlink:href="http://www.srtr.org/csr/current/Centers/201506/pdf/FLWCOP1XX201506P.pdf" xlink:type="simple">LifeLink of Florida (FLWC), Tampa, FL </text:a> </text:p>
          </table:table-cell>
          <table:table-cell table:formula="of:=IF(IFERROR(SEARCH(&quot;*&quot;; [.B21]); 0); 1; 0)" office:value-type="float" office:value="0" calcext:value-type="float">
            <text:p>0</text:p>
          </table:table-cell>
          <table:table-cell table:formula="of:=IF([.C21]; LEFT(RIGHT([.B21]; 6);2); &quot;&quot;)">
            <text:p/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<text:a xlink:href="http://www.srtr.org/csr/current/Centers/201506/pdf/GALLOP1XX201506P.pdf" xlink:type="simple">LifeLink of Georgia (GALL), Norcross, GA </text:a> </text:p>
          </table:table-cell>
          <table:table-cell table:formula="of:=IF(IFERROR(SEARCH(&quot;*&quot;; [.B22]); 0); 1; 0)" office:value-type="float" office:value="0" calcext:value-type="float">
            <text:p>0</text:p>
          </table:table-cell>
          <table:table-cell table:formula="of:=IF([.C22]; LEFT(RIGHT([.B22]; 6);2); &quot;&quot;)">
            <text:p/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<text:a xlink:href="http://www.srtr.org/csr/current/Centers/201506/pdf/ALOBOP1XX201506P.pdf" xlink:type="simple">Alabama Organ Center (ALOB), Birmingham, AL * </text:a> </text:p>
          </table:table-cell>
          <table:table-cell table:formula="of:=IF(IFERROR(SEARCH(&quot;*&quot;; [.B23]); 0); 1; 0)" office:value-type="float" office:value="1" calcext:value-type="float">
            <text:p>1</text:p>
          </table:table-cell>
          <table:table-cell table:formula="of:=IF([.C23]; LEFT(RIGHT([.B23]; 6);2); &quot;&quot;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<text:a xlink:href="http://www.srtr.org/csr/current/Centers/201506/pdf/TNDSOP1XX201506P.pdf" xlink:type="simple">Tennessee Donor Services (TNDS), Nashville, TN * </text:a> </text:p>
          </table:table-cell>
          <table:table-cell table:formula="of:=IF(IFERROR(SEARCH(&quot;*&quot;; [.B24]); 0); 1; 0)" office:value-type="float" office:value="1" calcext:value-type="float">
            <text:p>1</text:p>
          </table:table-cell>
          <table:table-cell table:formula="of:=IF([.C24]; LEFT(RIGHT([.B24]; 6);2); &quot;&quot;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Hawaii </text:p>
          </table:table-cell>
          <table:table-cell office:value-type="string" calcext:value-type="string">
            <text:p><text:a xlink:href="http://www.srtr.org/csr/current/Centers/201506/pdf/HIOPOP1XX201506P.pdf" xlink:type="simple">Organ Donor Center of Hawaii (HIOP), Honolulu, HI </text:a> </text:p>
          </table:table-cell>
          <table:table-cell table:formula="of:=IF(IFERROR(SEARCH(&quot;*&quot;; [.B25]); 0); 1; 0)" office:value-type="float" office:value="0" calcext:value-type="float">
            <text:p>0</text:p>
          </table:table-cell>
          <table:table-cell table:formula="of:=IF([.C25]; LEFT(RIGHT([.B25]; 6);2); &quot;&quot;)">
            <text:p/>
          </table:table-cell>
        </table:table-row>
        <table:table-row table:style-name="ro1">
          <table:table-cell office:value-type="string" calcext:value-type="string">
            <text:p>Iowa </text:p>
          </table:table-cell>
          <table:table-cell office:value-type="string" calcext:value-type="string">
            <text:p><text:a xlink:href="http://www.srtr.org/csr/current/Centers/201506/pdf/IAOPOP1XX201506P.pdf" xlink:type="simple">Iowa Donor Network (IAOP), North Liberty, IA </text:a> </text:p>
          </table:table-cell>
          <table:table-cell table:formula="of:=IF(IFERROR(SEARCH(&quot;*&quot;; [.B26]); 0); 1; 0)" office:value-type="float" office:value="0" calcext:value-type="float">
            <text:p>0</text:p>
          </table:table-cell>
          <table:table-cell table:formula="of:=IF([.C26]; LEFT(RIGHT([.B26]; 6);2); &quot;&quot;)">
            <text:p/>
          </table:table-cell>
        </table:table-row>
        <table:table-row table:style-name="ro1">
          <table:table-cell office:value-type="string" calcext:value-type="string">
            <text:p>Iowa </text:p>
          </table:table-cell>
          <table:table-cell office:value-type="string" calcext:value-type="string">
            <text:p><text:a xlink:href="http://www.srtr.org/csr/current/Centers/201506/pdf/NEOROP1XX201506P.pdf" xlink:type="simple">Nebraska Organ Recovery System (NEOR), Omaha, NE * </text:a> </text:p>
          </table:table-cell>
          <table:table-cell table:formula="of:=IF(IFERROR(SEARCH(&quot;*&quot;; [.B27]); 0); 1; 0)" office:value-type="float" office:value="1" calcext:value-type="float">
            <text:p>1</text:p>
          </table:table-cell>
          <table:table-cell table:formula="of:=IF([.C27]; LEFT(RIGHT([.B27]; 6);2); &quot;&quot;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Idaho </text:p>
          </table:table-cell>
          <table:table-cell office:value-type="string" calcext:value-type="string">
            <text:p><text:a xlink:href="http://www.srtr.org/csr/current/Centers/201506/pdf/ORUOOP1XX201506P.pdf" xlink:type="simple">Pacific Northwest Transplant Bank (ORUO), Portland, OR * </text:a> </text:p>
          </table:table-cell>
          <table:table-cell table:formula="of:=IF(IFERROR(SEARCH(&quot;*&quot;; [.B28]); 0); 1; 0)" office:value-type="float" office:value="1" calcext:value-type="float">
            <text:p>1</text:p>
          </table:table-cell>
          <table:table-cell table:formula="of:=IF([.C28]; LEFT(RIGHT([.B28]; 6);2); &quot;&quot;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Idaho </text:p>
          </table:table-cell>
          <table:table-cell office:value-type="string" calcext:value-type="string">
            <text:p><text:a xlink:href="http://www.srtr.org/csr/current/Centers/201506/pdf/UTOPOP1XX201506P.pdf" xlink:type="simple">Intermountain Donor Services (UTOP), Salt Lake City, UT * </text:a> </text:p>
          </table:table-cell>
          <table:table-cell table:formula="of:=IF(IFERROR(SEARCH(&quot;*&quot;; [.B29]); 0); 1; 0)" office:value-type="float" office:value="1" calcext:value-type="float">
            <text:p>1</text:p>
          </table:table-cell>
          <table:table-cell table:formula="of:=IF([.C29]; LEFT(RIGHT([.B29]; 6);2); &quot;&quot;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Idaho </text:p>
          </table:table-cell>
          <table:table-cell office:value-type="string" calcext:value-type="string">
            <text:p><text:a xlink:href="http://www.srtr.org/csr/current/Centers/201506/pdf/WALCOP1XX201506P.pdf" xlink:type="simple">LifeCenter Northwest Organ Donation Network (WALC), Bellevue, WA * </text:a> </text:p>
          </table:table-cell>
          <table:table-cell table:formula="of:=IF(IFERROR(SEARCH(&quot;*&quot;; [.B30]); 0); 1; 0)" office:value-type="float" office:value="1" calcext:value-type="float">
            <text:p>1</text:p>
          </table:table-cell>
          <table:table-cell table:formula="of:=IF([.C30]; LEFT(RIGHT([.B30]; 6);2); &quot;&quot;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Illinois </text:p>
          </table:table-cell>
          <table:table-cell office:value-type="string" calcext:value-type="string">
            <text:p><text:a xlink:href="http://www.srtr.org/csr/current/Centers/201506/pdf/ILIPOP1XX201506P.pdf" xlink:type="simple">Gift of Hope Organ &amp; Tissue Donor Network (ILIP), Itasca, IL </text:a> </text:p>
          </table:table-cell>
          <table:table-cell table:formula="of:=IF(IFERROR(SEARCH(&quot;*&quot;; [.B31]); 0); 1; 0)" office:value-type="float" office:value="0" calcext:value-type="float">
            <text:p>0</text:p>
          </table:table-cell>
          <table:table-cell table:formula="of:=IF([.C31]; LEFT(RIGHT([.B31]; 6);2); &quot;&quot;)">
            <text:p/>
          </table:table-cell>
        </table:table-row>
        <table:table-row table:style-name="ro1">
          <table:table-cell office:value-type="string" calcext:value-type="string">
            <text:p>Illinois </text:p>
          </table:table-cell>
          <table:table-cell office:value-type="string" calcext:value-type="string">
            <text:p><text:a xlink:href="http://www.srtr.org/csr/current/Centers/201506/pdf/MOMAOP1XX201506P.pdf" xlink:type="simple">Mid-America Transplant Services (MOMA), St Louis, MO * </text:a> </text:p>
          </table:table-cell>
          <table:table-cell table:formula="of:=IF(IFERROR(SEARCH(&quot;*&quot;; [.B32]); 0); 1; 0)" office:value-type="float" office:value="1" calcext:value-type="float">
            <text:p>1</text:p>
          </table:table-cell>
          <table:table-cell table:formula="of:=IF([.C32]; LEFT(RIGHT([.B32]; 6);2); &quot;&quot;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Illinois </text:p>
          </table:table-cell>
          <table:table-cell office:value-type="string" calcext:value-type="string">
            <text:p><text:a xlink:href="http://www.srtr.org/csr/current/Centers/201506/pdf/WIUWOP1XX201506P.pdf" xlink:type="simple">University of Wisconsin Organ Procurement Organization (WIUW), Madison, WI * </text:a> </text:p>
          </table:table-cell>
          <table:table-cell table:formula="of:=IF(IFERROR(SEARCH(&quot;*&quot;; [.B33]); 0); 1; 0)" office:value-type="float" office:value="1" calcext:value-type="float">
            <text:p>1</text:p>
          </table:table-cell>
          <table:table-cell table:formula="of:=IF([.C33]; LEFT(RIGHT([.B33]; 6);2); &quot;&quot;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string" calcext:value-type="string">
            <text:p><text:a xlink:href="http://www.srtr.org/csr/current/Centers/201506/pdf/INOPOP1XX201506P.pdf" xlink:type="simple">Indiana Organ Procurement Organization (INOP), Indianapolis, IN </text:a> </text:p>
          </table:table-cell>
          <table:table-cell table:formula="of:=IF(IFERROR(SEARCH(&quot;*&quot;; [.B34]); 0); 1; 0)" office:value-type="float" office:value="0" calcext:value-type="float">
            <text:p>0</text:p>
          </table:table-cell>
          <table:table-cell table:formula="of:=IF([.C34]; LEFT(RIGHT([.B34]; 6);2); &quot;&quot;)">
            <text:p/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string" calcext:value-type="string">
            <text:p><text:a xlink:href="http://www.srtr.org/csr/current/Centers/201506/pdf/ILIPOP1XX201506P.pdf" xlink:type="simple">Gift of Hope Organ &amp; Tissue Donor Network (ILIP), Itasca, IL * </text:a> </text:p>
          </table:table-cell>
          <table:table-cell table:formula="of:=IF(IFERROR(SEARCH(&quot;*&quot;; [.B35]); 0); 1; 0)" office:value-type="float" office:value="1" calcext:value-type="float">
            <text:p>1</text:p>
          </table:table-cell>
          <table:table-cell table:formula="of:=IF([.C35]; LEFT(RIGHT([.B35]; 6);2); &quot;&quot;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string" calcext:value-type="string">
            <text:p><text:a xlink:href="http://www.srtr.org/csr/current/Centers/201506/pdf/KYDAOP1XX201506P.pdf" xlink:type="simple">Kentucky Organ Donor Affiliates (KYDA), Louisville, KY * </text:a> </text:p>
          </table:table-cell>
          <table:table-cell table:formula="of:=IF(IFERROR(SEARCH(&quot;*&quot;; [.B36]); 0); 1; 0)" office:value-type="float" office:value="1" calcext:value-type="float">
            <text:p>1</text:p>
          </table:table-cell>
          <table:table-cell table:formula="of:=IF([.C36]; LEFT(RIGHT([.B36]; 6);2); &quot;&quot;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string" calcext:value-type="string">
            <text:p><text:a xlink:href="http://www.srtr.org/csr/current/Centers/201506/pdf/OHOVOP1XX201506P.pdf" xlink:type="simple">LifeCenter Organ Donor Network (OHOV), Cincinnati, OH * </text:a> </text:p>
          </table:table-cell>
          <table:table-cell table:formula="of:=IF(IFERROR(SEARCH(&quot;*&quot;; [.B37]); 0); 1; 0)" office:value-type="float" office:value="1" calcext:value-type="float">
            <text:p>1</text:p>
          </table:table-cell>
          <table:table-cell table:formula="of:=IF([.C37]; LEFT(RIGHT([.B37]; 6);2); &quot;&quot;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Kansas </text:p>
          </table:table-cell>
          <table:table-cell office:value-type="string" calcext:value-type="string">
            <text:p><text:a xlink:href="http://www.srtr.org/csr/current/Centers/201506/pdf/MWOBOP1XX201506P.pdf" xlink:type="simple">Midwest Transplant Network (MWOB), Westwood, KS </text:a> </text:p>
          </table:table-cell>
          <table:table-cell table:formula="of:=IF(IFERROR(SEARCH(&quot;*&quot;; [.B38]); 0); 1; 0)" office:value-type="float" office:value="0" calcext:value-type="float">
            <text:p>0</text:p>
          </table:table-cell>
          <table:table-cell table:formula="of:=IF([.C38]; LEFT(RIGHT([.B38]; 6);2); &quot;&quot;)">
            <text:p/>
          </table:table-cell>
        </table:table-row>
        <table:table-row table:style-name="ro1">
          <table:table-cell office:value-type="string" calcext:value-type="string">
            <text:p>Kentucky </text:p>
          </table:table-cell>
          <table:table-cell office:value-type="string" calcext:value-type="string">
            <text:p><text:a xlink:href="http://www.srtr.org/csr/current/Centers/201506/pdf/KYDAOP1XX201506P.pdf" xlink:type="simple">Kentucky Organ Donor Affiliates (KYDA), Louisville, KY </text:a> </text:p>
          </table:table-cell>
          <table:table-cell table:formula="of:=IF(IFERROR(SEARCH(&quot;*&quot;; [.B39]); 0); 1; 0)" office:value-type="float" office:value="0" calcext:value-type="float">
            <text:p>0</text:p>
          </table:table-cell>
          <table:table-cell table:formula="of:=IF([.C39]; LEFT(RIGHT([.B39]; 6);2); &quot;&quot;)">
            <text:p/>
          </table:table-cell>
        </table:table-row>
        <table:table-row table:style-name="ro1">
          <table:table-cell office:value-type="string" calcext:value-type="string">
            <text:p>Kentucky </text:p>
          </table:table-cell>
          <table:table-cell office:value-type="string" calcext:value-type="string">
            <text:p><text:a xlink:href="http://www.srtr.org/csr/current/Centers/201506/pdf/OHOVOP1XX201506P.pdf" xlink:type="simple">LifeCenter Organ Donor Network (OHOV), Cincinnati, OH * </text:a> </text:p>
          </table:table-cell>
          <table:table-cell table:formula="of:=IF(IFERROR(SEARCH(&quot;*&quot;; [.B40]); 0); 1; 0)" office:value-type="float" office:value="1" calcext:value-type="float">
            <text:p>1</text:p>
          </table:table-cell>
          <table:table-cell table:formula="of:=IF([.C40]; LEFT(RIGHT([.B40]; 6);2); &quot;&quot;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Kentucky </text:p>
          </table:table-cell>
          <table:table-cell office:value-type="string" calcext:value-type="string">
            <text:p><text:a xlink:href="http://www.srtr.org/csr/current/Centers/201506/pdf/TNDSOP1XX201506P.pdf" xlink:type="simple">Tennessee Donor Services (TNDS), Nashville, TN * </text:a> </text:p>
          </table:table-cell>
          <table:table-cell table:formula="of:=IF(IFERROR(SEARCH(&quot;*&quot;; [.B41]); 0); 1; 0)" office:value-type="float" office:value="1" calcext:value-type="float">
            <text:p>1</text:p>
          </table:table-cell>
          <table:table-cell table:formula="of:=IF([.C41]; LEFT(RIGHT([.B41]; 6);2); &quot;&quot;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Louisiana </text:p>
          </table:table-cell>
          <table:table-cell office:value-type="string" calcext:value-type="string">
            <text:p><text:a xlink:href="http://www.srtr.org/csr/current/Centers/201506/pdf/LAOPOP1XX201506P.pdf" xlink:type="simple">Louisiana Organ Procurement Agency (LAOP), Metairie, LA </text:a> </text:p>
          </table:table-cell>
          <table:table-cell table:formula="of:=IF(IFERROR(SEARCH(&quot;*&quot;; [.B42]); 0); 1; 0)" office:value-type="float" office:value="0" calcext:value-type="float">
            <text:p>0</text:p>
          </table:table-cell>
          <table:table-cell table:formula="of:=IF([.C42]; LEFT(RIGHT([.B42]; 6);2); &quot;&quot;)">
            <text:p/>
          </table:table-cell>
        </table:table-row>
        <table:table-row table:style-name="ro1">
          <table:table-cell office:value-type="string" calcext:value-type="string">
            <text:p>Massachusetts </text:p>
          </table:table-cell>
          <table:table-cell office:value-type="string" calcext:value-type="string">
            <text:p><text:a xlink:href="http://www.srtr.org/csr/current/Centers/201506/pdf/MAOBOP1XX201506P.pdf" xlink:type="simple">New England Organ Bank (MAOB), Waltham, MA </text:a> </text:p>
          </table:table-cell>
          <table:table-cell table:formula="of:=IF(IFERROR(SEARCH(&quot;*&quot;; [.B43]); 0); 1; 0)" office:value-type="float" office:value="0" calcext:value-type="float">
            <text:p>0</text:p>
          </table:table-cell>
          <table:table-cell table:formula="of:=IF([.C43]; LEFT(RIGHT([.B43]; 6);2); &quot;&quot;)">
            <text:p/>
          </table:table-cell>
        </table:table-row>
        <table:table-row table:style-name="ro1">
          <table:table-cell office:value-type="string" calcext:value-type="string">
            <text:p>Massachusetts </text:p>
          </table:table-cell>
          <table:table-cell office:value-type="string" calcext:value-type="string">
            <text:p><text:a xlink:href="http://www.srtr.org/csr/current/Centers/201506/pdf/CTOPOP1XX201506P.pdf" xlink:type="simple">LifeChoice Donor Services (CTOP), Windsor, CT * </text:a> </text:p>
          </table:table-cell>
          <table:table-cell table:formula="of:=IF(IFERROR(SEARCH(&quot;*&quot;; [.B44]); 0); 1; 0)" office:value-type="float" office:value="1" calcext:value-type="float">
            <text:p>1</text:p>
          </table:table-cell>
          <table:table-cell table:formula="of:=IF([.C44]; LEFT(RIGHT([.B44]; 6);2); &quot;&quot;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Massachusetts </text:p>
          </table:table-cell>
          <table:table-cell office:value-type="string" calcext:value-type="string">
            <text:p><text:a xlink:href="http://www.srtr.org/csr/current/Centers/201506/pdf/NYAPOP1XX201506P.pdf" xlink:type="simple">Center for Donation and Transplant (NYAP), Albany, NY * </text:a> </text:p>
          </table:table-cell>
          <table:table-cell table:formula="of:=IF(IFERROR(SEARCH(&quot;*&quot;; [.B45]); 0); 1; 0)" office:value-type="float" office:value="1" calcext:value-type="float">
            <text:p>1</text:p>
          </table:table-cell>
          <table:table-cell table:formula="of:=IF([.C45]; LEFT(RIGHT([.B45]; 6);2); &quot;&quot;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Maryland </text:p>
          </table:table-cell>
          <table:table-cell office:value-type="string" calcext:value-type="string">
            <text:p><text:a xlink:href="http://www.srtr.org/csr/current/Centers/201506/pdf/MDPCOP1XX201506P.pdf" xlink:type="simple">The Living Legacy Foundation of Maryland (MDPC), Baltimore, MD </text:a> </text:p>
          </table:table-cell>
          <table:table-cell table:formula="of:=IF(IFERROR(SEARCH(&quot;*&quot;; [.B46]); 0); 1; 0)" office:value-type="float" office:value="0" calcext:value-type="float">
            <text:p>0</text:p>
          </table:table-cell>
          <table:table-cell table:formula="of:=IF([.C46]; LEFT(RIGHT([.B46]; 6);2); &quot;&quot;)">
            <text:p/>
          </table:table-cell>
        </table:table-row>
        <table:table-row table:style-name="ro1">
          <table:table-cell office:value-type="string" calcext:value-type="string">
            <text:p>Maryland </text:p>
          </table:table-cell>
          <table:table-cell office:value-type="string" calcext:value-type="string">
            <text:p><text:a xlink:href="http://www.srtr.org/csr/current/Centers/201506/pdf/DCTCOP1XX201506P.pdf" xlink:type="simple">Washington Regional Transplant Community (DCTC), Annandale, VA * </text:a> </text:p>
          </table:table-cell>
          <table:table-cell table:formula="of:=IF(IFERROR(SEARCH(&quot;*&quot;; [.B47]); 0); 1; 0)" office:value-type="float" office:value="1" calcext:value-type="float">
            <text:p>1</text:p>
          </table:table-cell>
          <table:table-cell table:formula="of:=IF([.C47]; LEFT(RIGHT([.B47]; 6);2); &quot;&quot;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Maine </text:p>
          </table:table-cell>
          <table:table-cell office:value-type="string" calcext:value-type="string">
            <text:p><text:a xlink:href="http://www.srtr.org/csr/current/Centers/201506/pdf/MAOBOP1XX201506P.pdf" xlink:type="simple">New England Organ Bank (MAOB), Waltham, MA * </text:a> </text:p>
          </table:table-cell>
          <table:table-cell table:formula="of:=IF(IFERROR(SEARCH(&quot;*&quot;; [.B48]); 0); 1; 0)" office:value-type="float" office:value="1" calcext:value-type="float">
            <text:p>1</text:p>
          </table:table-cell>
          <table:table-cell table:formula="of:=IF([.C48]; LEFT(RIGHT([.B48]; 6);2); &quot;&quot;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Michigan </text:p>
          </table:table-cell>
          <table:table-cell office:value-type="string" calcext:value-type="string">
            <text:p><text:a xlink:href="http://www.srtr.org/csr/current/Centers/201506/pdf/MIOPOP1XX201506P.pdf" xlink:type="simple">Gift of Life Michigan (MIOP), Ann Arbor, MI </text:a> </text:p>
          </table:table-cell>
          <table:table-cell table:formula="of:=IF(IFERROR(SEARCH(&quot;*&quot;; [.B49]); 0); 1; 0)" office:value-type="float" office:value="0" calcext:value-type="float">
            <text:p>0</text:p>
          </table:table-cell>
          <table:table-cell table:formula="of:=IF([.C49]; LEFT(RIGHT([.B49]; 6);2); &quot;&quot;)">
            <text:p/>
          </table:table-cell>
        </table:table-row>
        <table:table-row table:style-name="ro1">
          <table:table-cell office:value-type="string" calcext:value-type="string">
            <text:p>Michigan </text:p>
          </table:table-cell>
          <table:table-cell office:value-type="string" calcext:value-type="string">
            <text:p><text:a xlink:href="http://www.srtr.org/csr/current/Centers/201506/pdf/WIUWOP1XX201506P.pdf" xlink:type="simple">University of Wisconsin Organ Procurement Organization (WIUW), Madison, WI * </text:a> </text:p>
          </table:table-cell>
          <table:table-cell table:formula="of:=IF(IFERROR(SEARCH(&quot;*&quot;; [.B50]); 0); 1; 0)" office:value-type="float" office:value="1" calcext:value-type="float">
            <text:p>1</text:p>
          </table:table-cell>
          <table:table-cell table:formula="of:=IF([.C50]; LEFT(RIGHT([.B50]; 6);2); &quot;&quot;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Minnesota </text:p>
          </table:table-cell>
          <table:table-cell office:value-type="string" calcext:value-type="string">
            <text:p><text:a xlink:href="http://www.srtr.org/csr/current/Centers/201506/pdf/MNOPOP1XX201506P.pdf" xlink:type="simple">LifeSource Upper Midwest Organ Procurement Organization (MNOP), St. Paul, MN </text:a> </text:p>
          </table:table-cell>
          <table:table-cell table:formula="of:=IF(IFERROR(SEARCH(&quot;*&quot;; [.B51]); 0); 1; 0)" office:value-type="float" office:value="0" calcext:value-type="float">
            <text:p>0</text:p>
          </table:table-cell>
          <table:table-cell table:formula="of:=IF([.C51]; LEFT(RIGHT([.B51]; 6);2); &quot;&quot;)">
            <text:p/>
          </table:table-cell>
        </table:table-row>
        <table:table-row table:style-name="ro1">
          <table:table-cell office:value-type="string" calcext:value-type="string">
            <text:p>Minnesota </text:p>
          </table:table-cell>
          <table:table-cell office:value-type="string" calcext:value-type="string">
            <text:p><text:a xlink:href="http://www.srtr.org/csr/current/Centers/201506/pdf/WIUWOP1XX201506P.pdf" xlink:type="simple">University of Wisconsin Organ Procurement Organization (WIUW), Madison, WI * </text:a> </text:p>
          </table:table-cell>
          <table:table-cell table:formula="of:=IF(IFERROR(SEARCH(&quot;*&quot;; [.B52]); 0); 1; 0)" office:value-type="float" office:value="1" calcext:value-type="float">
            <text:p>1</text:p>
          </table:table-cell>
          <table:table-cell table:formula="of:=IF([.C52]; LEFT(RIGHT([.B52]; 6);2); &quot;&quot;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Missouri </text:p>
          </table:table-cell>
          <table:table-cell office:value-type="string" calcext:value-type="string">
            <text:p><text:a xlink:href="http://www.srtr.org/csr/current/Centers/201506/pdf/MOMAOP1XX201506P.pdf" xlink:type="simple">Mid-America Transplant Services (MOMA), St Louis, MO </text:a> </text:p>
          </table:table-cell>
          <table:table-cell table:formula="of:=IF(IFERROR(SEARCH(&quot;*&quot;; [.B53]); 0); 1; 0)" office:value-type="float" office:value="0" calcext:value-type="float">
            <text:p>0</text:p>
          </table:table-cell>
          <table:table-cell table:formula="of:=IF([.C53]; LEFT(RIGHT([.B53]; 6);2); &quot;&quot;)">
            <text:p/>
          </table:table-cell>
        </table:table-row>
        <table:table-row table:style-name="ro1">
          <table:table-cell office:value-type="string" calcext:value-type="string">
            <text:p>Missouri </text:p>
          </table:table-cell>
          <table:table-cell office:value-type="string" calcext:value-type="string">
            <text:p><text:a xlink:href="http://www.srtr.org/csr/current/Centers/201506/pdf/MWOBOP1XX201506P.pdf" xlink:type="simple">Midwest Transplant Network (MWOB), Westwood, KS * </text:a> </text:p>
          </table:table-cell>
          <table:table-cell table:formula="of:=IF(IFERROR(SEARCH(&quot;*&quot;; [.B54]); 0); 1; 0)" office:value-type="float" office:value="1" calcext:value-type="float">
            <text:p>1</text:p>
          </table:table-cell>
          <table:table-cell table:formula="of:=IF([.C54]; LEFT(RIGHT([.B54]; 6);2); &quot;&quot;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Mississippi </text:p>
          </table:table-cell>
          <table:table-cell office:value-type="string" calcext:value-type="string">
            <text:p><text:a xlink:href="http://www.srtr.org/csr/current/Centers/201506/pdf/MSOPOP1XX201506P.pdf" xlink:type="simple">Mississippi Organ Recovery Agency (MSOP), Jackson, MS </text:a> </text:p>
          </table:table-cell>
          <table:table-cell table:formula="of:=IF(IFERROR(SEARCH(&quot;*&quot;; [.B55]); 0); 1; 0)" office:value-type="float" office:value="0" calcext:value-type="float">
            <text:p>0</text:p>
          </table:table-cell>
          <table:table-cell table:formula="of:=IF([.C55]; LEFT(RIGHT([.B55]; 6);2); &quot;&quot;)">
            <text:p/>
          </table:table-cell>
        </table:table-row>
        <table:table-row table:style-name="ro1">
          <table:table-cell office:value-type="string" calcext:value-type="string">
            <text:p>Mississippi </text:p>
          </table:table-cell>
          <table:table-cell office:value-type="string" calcext:value-type="string">
            <text:p><text:a xlink:href="http://www.srtr.org/csr/current/Centers/201506/pdf/TNMSOP1XX201506P.pdf" xlink:type="simple">Mid-South Transplant Foundation (TNMS), Memphis, TN * </text:a> </text:p>
          </table:table-cell>
          <table:table-cell table:formula="of:=IF(IFERROR(SEARCH(&quot;*&quot;; [.B56]); 0); 1; 0)" office:value-type="float" office:value="1" calcext:value-type="float">
            <text:p>1</text:p>
          </table:table-cell>
          <table:table-cell table:formula="of:=IF([.C56]; LEFT(RIGHT([.B56]; 6);2); &quot;&quot;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ontana </text:p>
          </table:table-cell>
          <table:table-cell office:value-type="string" calcext:value-type="string">
            <text:p><text:a xlink:href="http://www.srtr.org/csr/current/Centers/201506/pdf/WALCOP1XX201506P.pdf" xlink:type="simple">LifeCenter Northwest Organ Donation Network (WALC), Bellevue, WA * </text:a> </text:p>
          </table:table-cell>
          <table:table-cell table:formula="of:=IF(IFERROR(SEARCH(&quot;*&quot;; [.B57]); 0); 1; 0)" office:value-type="float" office:value="1" calcext:value-type="float">
            <text:p>1</text:p>
          </table:table-cell>
          <table:table-cell table:formula="of:=IF([.C57]; LEFT(RIGHT([.B57]; 6);2); &quot;&quot;)" office:value-type="string" office:string-value="WA" calcext:value-type="string">
            <text:p>WA</text:p>
          </table:table-cell>
        </table:table-row>
        <table:table-row table:style-name="ro2">
          <table:table-cell office:value-type="string" calcext:value-type="string">
            <text:p>North Carolina </text:p>
          </table:table-cell>
          <table:table-cell office:value-type="string" calcext:value-type="string">
            <text:p><text:a xlink:href="http://www.srtr.org/csr/current/Centers/201506/pdf/NCCMOP1XX201506P.pdf" xlink:type="simple">Lifeshare of the Carolinas (NCCM), Charlotte, NC </text:a> </text:p>
          </table:table-cell>
          <table:table-cell table:formula="of:=IF(IFERROR(SEARCH(&quot;*&quot;; [.B58]); 0); 1; 0)" office:value-type="float" office:value="0" calcext:value-type="float">
            <text:p>0</text:p>
          </table:table-cell>
          <table:table-cell table:formula="of:=IF([.C58]; LEFT(RIGHT([.B58]; 6);2); &quot;&quot;)">
            <text:p/>
          </table:table-cell>
        </table:table-row>
        <table:table-row table:style-name="ro2">
          <table:table-cell office:value-type="string" calcext:value-type="string">
            <text:p>North Carolina </text:p>
          </table:table-cell>
          <table:table-cell office:value-type="string" calcext:value-type="string">
            <text:p><text:a xlink:href="http://www.srtr.org/csr/current/Centers/201506/pdf/NCNCOP1XX201506P.pdf" xlink:type="simple">Carolina Donor Services (NCNC), Greenville, NC </text:a> </text:p>
          </table:table-cell>
          <table:table-cell table:formula="of:=IF(IFERROR(SEARCH(&quot;*&quot;; [.B59]); 0); 1; 0)" office:value-type="float" office:value="0" calcext:value-type="float">
            <text:p>0</text:p>
          </table:table-cell>
          <table:table-cell table:formula="of:=IF([.C59]; LEFT(RIGHT([.B59]; 6);2); &quot;&quot;)">
            <text:p/>
          </table:table-cell>
        </table:table-row>
        <table:table-row table:style-name="ro2">
          <table:table-cell office:value-type="string" calcext:value-type="string">
            <text:p>North Carolina </text:p>
          </table:table-cell>
          <table:table-cell office:value-type="string" calcext:value-type="string">
            <text:p><text:a xlink:href="http://www.srtr.org/csr/current/Centers/201506/pdf/VATBOP1XX201506P.pdf" xlink:type="simple">LifeNet Health (VATB), Virginia Beach, VA * </text:a> </text:p>
          </table:table-cell>
          <table:table-cell table:formula="of:=IF(IFERROR(SEARCH(&quot;*&quot;; [.B60]); 0); 1; 0)" office:value-type="float" office:value="1" calcext:value-type="float">
            <text:p>1</text:p>
          </table:table-cell>
          <table:table-cell table:formula="of:=IF([.C60]; LEFT(RIGHT([.B60]; 6);2); &quot;&quot;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North Dakota </text:p>
          </table:table-cell>
          <table:table-cell office:value-type="string" calcext:value-type="string">
            <text:p><text:a xlink:href="http://www.srtr.org/csr/current/Centers/201506/pdf/MNOPOP1XX201506P.pdf" xlink:type="simple">LifeSource Upper Midwest Organ Procurement Organization (MNOP), St. Paul, MN * </text:a> </text:p>
          </table:table-cell>
          <table:table-cell table:formula="of:=IF(IFERROR(SEARCH(&quot;*&quot;; [.B61]); 0); 1; 0)" office:value-type="float" office:value="1" calcext:value-type="float">
            <text:p>1</text:p>
          </table:table-cell>
          <table:table-cell table:formula="of:=IF([.C61]; LEFT(RIGHT([.B61]; 6);2); &quot;&quot;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Nebraska </text:p>
          </table:table-cell>
          <table:table-cell office:value-type="string" calcext:value-type="string">
            <text:p><text:a xlink:href="http://www.srtr.org/csr/current/Centers/201506/pdf/NEOROP1XX201506P.pdf" xlink:type="simple">Nebraska Organ Recovery System (NEOR), Omaha, NE </text:a> </text:p>
          </table:table-cell>
          <table:table-cell table:formula="of:=IF(IFERROR(SEARCH(&quot;*&quot;; [.B62]); 0); 1; 0)" office:value-type="float" office:value="0" calcext:value-type="float">
            <text:p>0</text:p>
          </table:table-cell>
          <table:table-cell table:formula="of:=IF([.C62]; LEFT(RIGHT([.B62]; 6);2); &quot;&quot;)">
            <text:p/>
          </table:table-cell>
        </table:table-row>
        <table:table-row table:style-name="ro1">
          <table:table-cell office:value-type="string" calcext:value-type="string">
            <text:p>Nebraska </text:p>
          </table:table-cell>
          <table:table-cell office:value-type="string" calcext:value-type="string">
            <text:p><text:a xlink:href="http://www.srtr.org/csr/current/Centers/201506/pdf/IAOPOP1XX201506P.pdf" xlink:type="simple">Iowa Donor Network (IAOP), North Liberty, IA * </text:a> </text:p>
          </table:table-cell>
          <table:table-cell table:formula="of:=IF(IFERROR(SEARCH(&quot;*&quot;; [.B63]); 0); 1; 0)" office:value-type="float" office:value="1" calcext:value-type="float">
            <text:p>1</text:p>
          </table:table-cell>
          <table:table-cell table:formula="of:=IF([.C63]; LEFT(RIGHT([.B63]; 6);2); &quot;&quot;)" office:value-type="string" office:string-value="IA" calcext:value-type="string">
            <text:p>IA</text:p>
          </table:table-cell>
        </table:table-row>
        <table:table-row table:style-name="ro2">
          <table:table-cell office:value-type="string" calcext:value-type="string">
            <text:p>New Hampshire </text:p>
          </table:table-cell>
          <table:table-cell office:value-type="string" calcext:value-type="string">
            <text:p><text:a xlink:href="http://www.srtr.org/csr/current/Centers/201506/pdf/MAOBOP1XX201506P.pdf" xlink:type="simple">New England Organ Bank (MAOB), Waltham, MA * </text:a> </text:p>
          </table:table-cell>
          <table:table-cell table:formula="of:=IF(IFERROR(SEARCH(&quot;*&quot;; [.B64]); 0); 1; 0)" office:value-type="float" office:value="1" calcext:value-type="float">
            <text:p>1</text:p>
          </table:table-cell>
          <table:table-cell table:formula="of:=IF([.C64]; LEFT(RIGHT([.B64]; 6);2); &quot;&quot;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New Jersey </text:p>
          </table:table-cell>
          <table:table-cell office:value-type="string" calcext:value-type="string">
            <text:p><text:a xlink:href="http://www.srtr.org/csr/current/Centers/201506/pdf/NJTOOP1XX201506P.pdf" xlink:type="simple">New Jersey Organ and Tissue Sharing Network OPO (NJTO), New Providence, NJ </text:a> </text:p>
          </table:table-cell>
          <table:table-cell table:formula="of:=IF(IFERROR(SEARCH(&quot;*&quot;; [.B65]); 0); 1; 0)" office:value-type="float" office:value="0" calcext:value-type="float">
            <text:p>0</text:p>
          </table:table-cell>
          <table:table-cell table:formula="of:=IF([.C65]; LEFT(RIGHT([.B65]; 6);2); &quot;&quot;)">
            <text:p/>
          </table:table-cell>
        </table:table-row>
        <table:table-row table:style-name="ro1">
          <table:table-cell office:value-type="string" calcext:value-type="string">
            <text:p>New Jersey </text:p>
          </table:table-cell>
          <table:table-cell office:value-type="string" calcext:value-type="string">
            <text:p><text:a xlink:href="http://www.srtr.org/csr/current/Centers/201506/pdf/PADVOP1XX201506P.pdf" xlink:type="simple">Gift of Life Donor Program (PADV), Philadelphia, PA * </text:a> </text:p>
          </table:table-cell>
          <table:table-cell table:formula="of:=IF(IFERROR(SEARCH(&quot;*&quot;; [.B66]); 0); 1; 0)" office:value-type="float" office:value="1" calcext:value-type="float">
            <text:p>1</text:p>
          </table:table-cell>
          <table:table-cell table:formula="of:=IF([.C66]; LEFT(RIGHT([.B66]; 6);2); &quot;&quot;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New Mexico </text:p>
          </table:table-cell>
          <table:table-cell office:value-type="string" calcext:value-type="string">
            <text:p><text:a xlink:href="http://www.srtr.org/csr/current/Centers/201506/pdf/NMOPOP1XX201506P.pdf" xlink:type="simple">New Mexico Donor Services (NMOP), Albuquerque, NM </text:a> </text:p>
          </table:table-cell>
          <table:table-cell table:formula="of:=IF(IFERROR(SEARCH(&quot;*&quot;; [.B67]); 0); 1; 0)" office:value-type="float" office:value="0" calcext:value-type="float">
            <text:p>0</text:p>
          </table:table-cell>
          <table:table-cell table:formula="of:=IF([.C67]; LEFT(RIGHT([.B67]; 6);2); &quot;&quot;)">
            <text:p/>
          </table:table-cell>
        </table:table-row>
        <table:table-row table:style-name="ro1">
          <table:table-cell office:value-type="string" calcext:value-type="string">
            <text:p>Nevada </text:p>
          </table:table-cell>
          <table:table-cell office:value-type="string" calcext:value-type="string">
            <text:p><text:a xlink:href="http://www.srtr.org/csr/current/Centers/201506/pdf/NVLVOP1XX201506P.pdf" xlink:type="simple">Nevada Donor Network (NVLV), Las Vegas, NV </text:a> </text:p>
          </table:table-cell>
          <table:table-cell table:formula="of:=IF(IFERROR(SEARCH(&quot;*&quot;; [.B68]); 0); 1; 0)" office:value-type="float" office:value="0" calcext:value-type="float">
            <text:p>0</text:p>
          </table:table-cell>
          <table:table-cell table:formula="of:=IF([.C68]; LEFT(RIGHT([.B68]; 6);2); &quot;&quot;)">
            <text:p/>
          </table:table-cell>
        </table:table-row>
        <table:table-row table:style-name="ro1">
          <table:table-cell office:value-type="string" calcext:value-type="string">
            <text:p>Nevada </text:p>
          </table:table-cell>
          <table:table-cell office:value-type="string" calcext:value-type="string">
            <text:p><text:a xlink:href="http://www.srtr.org/csr/current/Centers/201506/pdf/CADNOP1XX201506P.pdf" xlink:type="simple">California Transplant Donor Network (CADN), Oakland, CA * </text:a> </text:p>
          </table:table-cell>
          <table:table-cell table:formula="of:=IF(IFERROR(SEARCH(&quot;*&quot;; [.B69]); 0); 1; 0)" office:value-type="float" office:value="1" calcext:value-type="float">
            <text:p>1</text:p>
          </table:table-cell>
          <table:table-cell table:formula="of:=IF([.C69]; LEFT(RIGHT([.B69]; 6);2); &quot;&quot;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Nevada </text:p>
          </table:table-cell>
          <table:table-cell office:value-type="string" calcext:value-type="string">
            <text:p><text:a xlink:href="http://www.srtr.org/csr/current/Centers/201506/pdf/UTOPOP1XX201506P.pdf" xlink:type="simple">Intermountain Donor Services (UTOP), Salt Lake City, UT * </text:a> </text:p>
          </table:table-cell>
          <table:table-cell table:formula="of:=IF(IFERROR(SEARCH(&quot;*&quot;; [.B70]); 0); 1; 0)" office:value-type="float" office:value="1" calcext:value-type="float">
            <text:p>1</text:p>
          </table:table-cell>
          <table:table-cell table:formula="of:=IF([.C70]; LEFT(RIGHT([.B70]; 6);2); &quot;&quot;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New York </text:p>
          </table:table-cell>
          <table:table-cell office:value-type="string" calcext:value-type="string">
            <text:p><text:a xlink:href="http://www.srtr.org/csr/current/Centers/201506/pdf/NYAPOP1XX201506P.pdf" xlink:type="simple">Center for Donation and Transplant (NYAP), Albany, NY </text:a> </text:p>
          </table:table-cell>
          <table:table-cell table:formula="of:=IF(IFERROR(SEARCH(&quot;*&quot;; [.B71]); 0); 1; 0)" office:value-type="float" office:value="0" calcext:value-type="float">
            <text:p>0</text:p>
          </table:table-cell>
          <table:table-cell table:formula="of:=IF([.C71]; LEFT(RIGHT([.B71]; 6);2); &quot;&quot;)">
            <text:p/>
          </table:table-cell>
        </table:table-row>
        <table:table-row table:style-name="ro1">
          <table:table-cell office:value-type="string" calcext:value-type="string">
            <text:p>New York </text:p>
          </table:table-cell>
          <table:table-cell office:value-type="string" calcext:value-type="string">
            <text:p><text:a xlink:href="http://www.srtr.org/csr/current/Centers/201506/pdf/NYFLOP1XX201506P.pdf" xlink:type="simple">Finger Lakes Donor Recovery Network (NYFL), Rochester, NY </text:a> </text:p>
          </table:table-cell>
          <table:table-cell table:formula="of:=IF(IFERROR(SEARCH(&quot;*&quot;; [.B72]); 0); 1; 0)" office:value-type="float" office:value="0" calcext:value-type="float">
            <text:p>0</text:p>
          </table:table-cell>
          <table:table-cell table:formula="of:=IF([.C72]; LEFT(RIGHT([.B72]; 6);2); &quot;&quot;)">
            <text:p/>
          </table:table-cell>
        </table:table-row>
        <table:table-row table:style-name="ro1">
          <table:table-cell office:value-type="string" calcext:value-type="string">
            <text:p>New York </text:p>
          </table:table-cell>
          <table:table-cell office:value-type="string" calcext:value-type="string">
            <text:p><text:a xlink:href="http://www.srtr.org/csr/current/Centers/201506/pdf/NYRTOP1XX201506P.pdf" xlink:type="simple">New York Organ Donor Network (NYRT), New York, NY </text:a> </text:p>
          </table:table-cell>
          <table:table-cell table:formula="of:=IF(IFERROR(SEARCH(&quot;*&quot;; [.B73]); 0); 1; 0)" office:value-type="float" office:value="0" calcext:value-type="float">
            <text:p>0</text:p>
          </table:table-cell>
          <table:table-cell table:formula="of:=IF([.C73]; LEFT(RIGHT([.B73]; 6);2); &quot;&quot;)">
            <text:p/>
          </table:table-cell>
        </table:table-row>
        <table:table-row table:style-name="ro1">
          <table:table-cell office:value-type="string" calcext:value-type="string">
            <text:p>New York </text:p>
          </table:table-cell>
          <table:table-cell office:value-type="string" calcext:value-type="string">
            <text:p><text:a xlink:href="http://www.srtr.org/csr/current/Centers/201506/pdf/NYWNOP1XX201506P.pdf" xlink:type="simple">Upstate New York Transplant Services Inc (NYWN), Buffalo, NY </text:a> </text:p>
          </table:table-cell>
          <table:table-cell table:formula="of:=IF(IFERROR(SEARCH(&quot;*&quot;; [.B74]); 0); 1; 0)" office:value-type="float" office:value="0" calcext:value-type="float">
            <text:p>0</text:p>
          </table:table-cell>
          <table:table-cell table:formula="of:=IF([.C74]; LEFT(RIGHT([.B74]; 6);2); &quot;&quot;)">
            <text:p/>
          </table:table-cell>
        </table:table-row>
        <table:table-row table:style-name="ro1">
          <table:table-cell office:value-type="string" calcext:value-type="string">
            <text:p>New York </text:p>
          </table:table-cell>
          <table:table-cell office:value-type="string" calcext:value-type="string">
            <text:p><text:a xlink:href="http://www.srtr.org/csr/current/Centers/201506/pdf/PATFOP1XX201506P.pdf" xlink:type="simple">Center for Organ Recovery and Education (PATF), Pittsburgh, PA * </text:a> </text:p>
          </table:table-cell>
          <table:table-cell table:formula="of:=IF(IFERROR(SEARCH(&quot;*&quot;; [.B75]); 0); 1; 0)" office:value-type="float" office:value="1" calcext:value-type="float">
            <text:p>1</text:p>
          </table:table-cell>
          <table:table-cell table:formula="of:=IF([.C75]; LEFT(RIGHT([.B75]; 6);2); &quot;&quot;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string" calcext:value-type="string">
            <text:p><text:a xlink:href="http://www.srtr.org/csr/current/Centers/201506/pdf/OHLBOP1XX201506P.pdf" xlink:type="simple">LifeBanc (OHLB), Cleveland, OH </text:a> </text:p>
          </table:table-cell>
          <table:table-cell table:formula="of:=IF(IFERROR(SEARCH(&quot;*&quot;; [.B76]); 0); 1; 0)" office:value-type="float" office:value="0" calcext:value-type="float">
            <text:p>0</text:p>
          </table:table-cell>
          <table:table-cell table:formula="of:=IF([.C76]; LEFT(RIGHT([.B76]; 6);2); &quot;&quot;)">
            <text:p/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string" calcext:value-type="string">
            <text:p><text:a xlink:href="http://www.srtr.org/csr/current/Centers/201506/pdf/OHLCOP1XX201506P.pdf" xlink:type="simple">Life Connection of Ohio (OHLC), Maumee, OH </text:a> </text:p>
          </table:table-cell>
          <table:table-cell table:formula="of:=IF(IFERROR(SEARCH(&quot;*&quot;; [.B77]); 0); 1; 0)" office:value-type="float" office:value="0" calcext:value-type="float">
            <text:p>0</text:p>
          </table:table-cell>
          <table:table-cell table:formula="of:=IF([.C77]; LEFT(RIGHT([.B77]; 6);2); &quot;&quot;)">
            <text:p/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string" calcext:value-type="string">
            <text:p><text:a xlink:href="http://www.srtr.org/csr/current/Centers/201506/pdf/OHLPOP1XX201506P.pdf" xlink:type="simple">Lifeline of Ohio (OHLP), Columbus, OH </text:a> </text:p>
          </table:table-cell>
          <table:table-cell table:formula="of:=IF(IFERROR(SEARCH(&quot;*&quot;; [.B78]); 0); 1; 0)" office:value-type="float" office:value="0" calcext:value-type="float">
            <text:p>0</text:p>
          </table:table-cell>
          <table:table-cell table:formula="of:=IF([.C78]; LEFT(RIGHT([.B78]; 6);2); &quot;&quot;)">
            <text:p/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string" calcext:value-type="string">
            <text:p><text:a xlink:href="http://www.srtr.org/csr/current/Centers/201506/pdf/OHOVOP1XX201506P.pdf" xlink:type="simple">LifeCenter Organ Donor Network (OHOV), Cincinnati, OH </text:a> </text:p>
          </table:table-cell>
          <table:table-cell table:formula="of:=IF(IFERROR(SEARCH(&quot;*&quot;; [.B79]); 0); 1; 0)" office:value-type="float" office:value="0" calcext:value-type="float">
            <text:p>0</text:p>
          </table:table-cell>
          <table:table-cell table:formula="of:=IF([.C79]; LEFT(RIGHT([.B79]; 6);2); &quot;&quot;)">
            <text:p/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string" calcext:value-type="string">
            <text:p><text:a xlink:href="http://www.srtr.org/csr/current/Centers/201506/pdf/KYDAOP1XX201506P.pdf" xlink:type="simple">Kentucky Organ Donor Affiliates (KYDA), Louisville, KY * </text:a> </text:p>
          </table:table-cell>
          <table:table-cell table:formula="of:=IF(IFERROR(SEARCH(&quot;*&quot;; [.B80]); 0); 1; 0)" office:value-type="float" office:value="1" calcext:value-type="float">
            <text:p>1</text:p>
          </table:table-cell>
          <table:table-cell table:formula="of:=IF([.C80]; LEFT(RIGHT([.B80]; 6);2); &quot;&quot;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Oklahoma </text:p>
          </table:table-cell>
          <table:table-cell office:value-type="string" calcext:value-type="string">
            <text:p><text:a xlink:href="http://www.srtr.org/csr/current/Centers/201506/pdf/OKOPOP1XX201506P.pdf" xlink:type="simple">LifeShare Transplant Donor Services of Oklahoma (OKOP), Oklahoma City, OK </text:a> </text:p>
          </table:table-cell>
          <table:table-cell table:formula="of:=IF(IFERROR(SEARCH(&quot;*&quot;; [.B81]); 0); 1; 0)" office:value-type="float" office:value="0" calcext:value-type="float">
            <text:p>0</text:p>
          </table:table-cell>
          <table:table-cell table:formula="of:=IF([.C81]; LEFT(RIGHT([.B81]; 6);2); &quot;&quot;)">
            <text:p/>
          </table:table-cell>
        </table:table-row>
        <table:table-row table:style-name="ro1">
          <table:table-cell office:value-type="string" calcext:value-type="string">
            <text:p>Oregon </text:p>
          </table:table-cell>
          <table:table-cell office:value-type="string" calcext:value-type="string">
            <text:p><text:a xlink:href="http://www.srtr.org/csr/current/Centers/201506/pdf/ORUOOP1XX201506P.pdf" xlink:type="simple">Pacific Northwest Transplant Bank (ORUO), Portland, OR </text:a> </text:p>
          </table:table-cell>
          <table:table-cell table:formula="of:=IF(IFERROR(SEARCH(&quot;*&quot;; [.B82]); 0); 1; 0)" office:value-type="float" office:value="0" calcext:value-type="float">
            <text:p>0</text:p>
          </table:table-cell>
          <table:table-cell table:formula="of:=IF([.C82]; LEFT(RIGHT([.B82]; 6);2); &quot;&quot;)">
            <text:p/>
          </table:table-cell>
        </table:table-row>
        <table:table-row table:style-name="ro1">
          <table:table-cell office:value-type="string" calcext:value-type="string">
            <text:p>Pennsylvania </text:p>
          </table:table-cell>
          <table:table-cell office:value-type="string" calcext:value-type="string">
            <text:p><text:a xlink:href="http://www.srtr.org/csr/current/Centers/201506/pdf/PADVOP1XX201506P.pdf" xlink:type="simple">Gift of Life Donor Program (PADV), Philadelphia, PA </text:a> </text:p>
          </table:table-cell>
          <table:table-cell table:formula="of:=IF(IFERROR(SEARCH(&quot;*&quot;; [.B83]); 0); 1; 0)" office:value-type="float" office:value="0" calcext:value-type="float">
            <text:p>0</text:p>
          </table:table-cell>
          <table:table-cell table:formula="of:=IF([.C83]; LEFT(RIGHT([.B83]; 6);2); &quot;&quot;)">
            <text:p/>
          </table:table-cell>
        </table:table-row>
        <table:table-row table:style-name="ro1">
          <table:table-cell office:value-type="string" calcext:value-type="string">
            <text:p>Pennsylvania </text:p>
          </table:table-cell>
          <table:table-cell office:value-type="string" calcext:value-type="string">
            <text:p><text:a xlink:href="http://www.srtr.org/csr/current/Centers/201506/pdf/PATFOP1XX201506P.pdf" xlink:type="simple">Center for Organ Recovery and Education (PATF), Pittsburgh, PA </text:a> </text:p>
          </table:table-cell>
          <table:table-cell table:formula="of:=IF(IFERROR(SEARCH(&quot;*&quot;; [.B84]); 0); 1; 0)" office:value-type="float" office:value="0" calcext:value-type="float">
            <text:p>0</text:p>
          </table:table-cell>
          <table:table-cell table:formula="of:=IF([.C84]; LEFT(RIGHT([.B84]; 6);2); &quot;&quot;)">
            <text:p/>
          </table:table-cell>
        </table:table-row>
        <table:table-row table:style-name="ro1">
          <table:table-cell office:value-type="string" calcext:value-type="string">
            <text:p>Pennsylvania </text:p>
          </table:table-cell>
          <table:table-cell office:value-type="string" calcext:value-type="string">
            <text:p><text:a xlink:href="http://www.srtr.org/csr/current/Centers/201506/pdf/NYRTOP1XX201506P.pdf" xlink:type="simple">New York Organ Donor Network (NYRT), New York, NY * </text:a> </text:p>
          </table:table-cell>
          <table:table-cell table:formula="of:=IF(IFERROR(SEARCH(&quot;*&quot;; [.B85]); 0); 1; 0)" office:value-type="float" office:value="1" calcext:value-type="float">
            <text:p>1</text:p>
          </table:table-cell>
          <table:table-cell table:formula="of:=IF([.C85]; LEFT(RIGHT([.B85]; 6);2); &quot;&quot;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Puerto Rico </text:p>
          </table:table-cell>
          <table:table-cell office:value-type="string" calcext:value-type="string">
            <text:p><text:a xlink:href="http://www.srtr.org/csr/current/Centers/201506/pdf/PRLLOP1XX201506P.pdf" xlink:type="simple">LifeLink of Puerto Rico (PRLL), Guaynabo, PR </text:a> </text:p>
          </table:table-cell>
          <table:table-cell table:formula="of:=IF(IFERROR(SEARCH(&quot;*&quot;; [.B86]); 0); 1; 0)" office:value-type="float" office:value="0" calcext:value-type="float">
            <text:p>0</text:p>
          </table:table-cell>
          <table:table-cell table:formula="of:=IF([.C86]; LEFT(RIGHT([.B86]; 6);2); &quot;&quot;)">
            <text:p/>
          </table:table-cell>
        </table:table-row>
        <table:table-row table:style-name="ro1">
          <table:table-cell office:value-type="string" calcext:value-type="string">
            <text:p>Rhode Island </text:p>
          </table:table-cell>
          <table:table-cell office:value-type="string" calcext:value-type="string">
            <text:p><text:a xlink:href="http://www.srtr.org/csr/current/Centers/201506/pdf/MAOBOP1XX201506P.pdf" xlink:type="simple">New England Organ Bank (MAOB), Waltham, MA * </text:a> </text:p>
          </table:table-cell>
          <table:table-cell table:formula="of:=IF(IFERROR(SEARCH(&quot;*&quot;; [.B87]); 0); 1; 0)" office:value-type="float" office:value="1" calcext:value-type="float">
            <text:p>1</text:p>
          </table:table-cell>
          <table:table-cell table:formula="of:=IF([.C87]; LEFT(RIGHT([.B87]; 6);2); &quot;&quot;)" office:value-type="string" office:string-value="MA" calcext:value-type="string">
            <text:p>MA</text:p>
          </table:table-cell>
        </table:table-row>
        <table:table-row table:style-name="ro2">
          <table:table-cell office:value-type="string" calcext:value-type="string">
            <text:p>South Carolina </text:p>
          </table:table-cell>
          <table:table-cell office:value-type="string" calcext:value-type="string">
            <text:p><text:a xlink:href="http://www.srtr.org/csr/current/Centers/201506/pdf/SCOPOP1XX201506P.pdf" xlink:type="simple">LifePoint (SCOP), Charleston, SC </text:a> </text:p>
          </table:table-cell>
          <table:table-cell table:formula="of:=IF(IFERROR(SEARCH(&quot;*&quot;; [.B88]); 0); 1; 0)" office:value-type="float" office:value="0" calcext:value-type="float">
            <text:p>0</text:p>
          </table:table-cell>
          <table:table-cell table:formula="of:=IF([.C88]; LEFT(RIGHT([.B88]; 6);2); &quot;&quot;)">
            <text:p/>
          </table:table-cell>
        </table:table-row>
        <table:table-row table:style-name="ro2">
          <table:table-cell office:value-type="string" calcext:value-type="string">
            <text:p>South Carolina </text:p>
          </table:table-cell>
          <table:table-cell office:value-type="string" calcext:value-type="string">
            <text:p><text:a xlink:href="http://www.srtr.org/csr/current/Centers/201506/pdf/GALLOP1XX201506P.pdf" xlink:type="simple">LifeLink of Georgia (GALL), Norcross, GA * </text:a> </text:p>
          </table:table-cell>
          <table:table-cell table:formula="of:=IF(IFERROR(SEARCH(&quot;*&quot;; [.B89]); 0); 1; 0)" office:value-type="float" office:value="1" calcext:value-type="float">
            <text:p>1</text:p>
          </table:table-cell>
          <table:table-cell table:formula="of:=IF([.C89]; LEFT(RIGHT([.B89]; 6);2); &quot;&quot;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South Dakota </text:p>
          </table:table-cell>
          <table:table-cell office:value-type="string" calcext:value-type="string">
            <text:p><text:a xlink:href="http://www.srtr.org/csr/current/Centers/201506/pdf/MNOPOP1XX201506P.pdf" xlink:type="simple">LifeSource Upper Midwest Organ Procurement Organization (MNOP), St. Paul, MN * </text:a> </text:p>
          </table:table-cell>
          <table:table-cell table:formula="of:=IF(IFERROR(SEARCH(&quot;*&quot;; [.B90]); 0); 1; 0)" office:value-type="float" office:value="1" calcext:value-type="float">
            <text:p>1</text:p>
          </table:table-cell>
          <table:table-cell table:formula="of:=IF([.C90]; LEFT(RIGHT([.B90]; 6);2); &quot;&quot;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Tennessee </text:p>
          </table:table-cell>
          <table:table-cell office:value-type="string" calcext:value-type="string">
            <text:p><text:a xlink:href="http://www.srtr.org/csr/current/Centers/201506/pdf/TNDSOP1XX201506P.pdf" xlink:type="simple">Tennessee Donor Services (TNDS), Nashville, TN </text:a> </text:p>
          </table:table-cell>
          <table:table-cell table:formula="of:=IF(IFERROR(SEARCH(&quot;*&quot;; [.B91]); 0); 1; 0)" office:value-type="float" office:value="0" calcext:value-type="float">
            <text:p>0</text:p>
          </table:table-cell>
          <table:table-cell table:formula="of:=IF([.C91]; LEFT(RIGHT([.B91]; 6);2); &quot;&quot;)">
            <text:p/>
          </table:table-cell>
        </table:table-row>
        <table:table-row table:style-name="ro1">
          <table:table-cell office:value-type="string" calcext:value-type="string">
            <text:p>Tennessee </text:p>
          </table:table-cell>
          <table:table-cell office:value-type="string" calcext:value-type="string">
            <text:p><text:a xlink:href="http://www.srtr.org/csr/current/Centers/201506/pdf/TNMSOP1XX201506P.pdf" xlink:type="simple">Mid-South Transplant Foundation (TNMS), Memphis, TN </text:a> </text:p>
          </table:table-cell>
          <table:table-cell table:formula="of:=IF(IFERROR(SEARCH(&quot;*&quot;; [.B92]); 0); 1; 0)" office:value-type="float" office:value="0" calcext:value-type="float">
            <text:p>0</text:p>
          </table:table-cell>
          <table:table-cell table:formula="of:=IF([.C92]; LEFT(RIGHT([.B92]; 6);2); &quot;&quot;)">
            <text:p/>
          </table:table-cell>
        </table:table-row>
        <table:table-row table:style-name="ro1">
          <table:table-cell office:value-type="string" calcext:value-type="string">
            <text:p>Texas </text:p>
          </table:table-cell>
          <table:table-cell office:value-type="string" calcext:value-type="string">
            <text:p><text:a xlink:href="http://www.srtr.org/csr/current/Centers/201506/pdf/TXGCOP1XX201506P.pdf" xlink:type="simple">LifeGift Organ Donation Center (TXGC), Houston, TX </text:a> </text:p>
          </table:table-cell>
          <table:table-cell table:formula="of:=IF(IFERROR(SEARCH(&quot;*&quot;; [.B93]); 0); 1; 0)" office:value-type="float" office:value="0" calcext:value-type="float">
            <text:p>0</text:p>
          </table:table-cell>
          <table:table-cell table:formula="of:=IF([.C93]; LEFT(RIGHT([.B93]; 6);2); &quot;&quot;)">
            <text:p/>
          </table:table-cell>
        </table:table-row>
        <table:table-row table:style-name="ro1">
          <table:table-cell office:value-type="string" calcext:value-type="string">
            <text:p>Texas </text:p>
          </table:table-cell>
          <table:table-cell office:value-type="string" calcext:value-type="string">
            <text:p><text:a xlink:href="http://www.srtr.org/csr/current/Centers/201506/pdf/TXSAOP1XX201506P.pdf" xlink:type="simple">Texas Organ Sharing Alliance (TXSA), San Antonio, TX </text:a> </text:p>
          </table:table-cell>
          <table:table-cell table:formula="of:=IF(IFERROR(SEARCH(&quot;*&quot;; [.B94]); 0); 1; 0)" office:value-type="float" office:value="0" calcext:value-type="float">
            <text:p>0</text:p>
          </table:table-cell>
          <table:table-cell table:formula="of:=IF([.C94]; LEFT(RIGHT([.B94]; 6);2); &quot;&quot;)">
            <text:p/>
          </table:table-cell>
        </table:table-row>
        <table:table-row table:style-name="ro1">
          <table:table-cell office:value-type="string" calcext:value-type="string">
            <text:p>Texas </text:p>
          </table:table-cell>
          <table:table-cell office:value-type="string" calcext:value-type="string">
            <text:p><text:a xlink:href="http://www.srtr.org/csr/current/Centers/201506/pdf/TXSBOP1XX201506P.pdf" xlink:type="simple">Southwest Transplant Alliance (TXSB), Dallas, TX </text:a> </text:p>
          </table:table-cell>
          <table:table-cell table:formula="of:=IF(IFERROR(SEARCH(&quot;*&quot;; [.B95]); 0); 1; 0)" office:value-type="float" office:value="0" calcext:value-type="float">
            <text:p>0</text:p>
          </table:table-cell>
          <table:table-cell table:formula="of:=IF([.C95]; LEFT(RIGHT([.B95]; 6);2); &quot;&quot;)">
            <text:p/>
          </table:table-cell>
        </table:table-row>
        <table:table-row table:style-name="ro1">
          <table:table-cell office:value-type="string" calcext:value-type="string">
            <text:p>Utah </text:p>
          </table:table-cell>
          <table:table-cell office:value-type="string" calcext:value-type="string">
            <text:p><text:a xlink:href="http://www.srtr.org/csr/current/Centers/201506/pdf/UTOPOP1XX201506P.pdf" xlink:type="simple">Intermountain Donor Services (UTOP), Salt Lake City, UT </text:a> </text:p>
          </table:table-cell>
          <table:table-cell table:formula="of:=IF(IFERROR(SEARCH(&quot;*&quot;; [.B96]); 0); 1; 0)" office:value-type="float" office:value="0" calcext:value-type="float">
            <text:p>0</text:p>
          </table:table-cell>
          <table:table-cell table:formula="of:=IF([.C96]; LEFT(RIGHT([.B96]; 6);2); &quot;&quot;)">
            <text:p/>
          </table:table-cell>
        </table:table-row>
        <table:table-row table:style-name="ro1">
          <table:table-cell office:value-type="string" calcext:value-type="string">
            <text:p>Virginia </text:p>
          </table:table-cell>
          <table:table-cell office:value-type="string" calcext:value-type="string">
            <text:p><text:a xlink:href="http://www.srtr.org/csr/current/Centers/201506/pdf/VATBOP1XX201506P.pdf" xlink:type="simple">LifeNet Health (VATB), Virginia Beach, VA </text:a> </text:p>
          </table:table-cell>
          <table:table-cell table:formula="of:=IF(IFERROR(SEARCH(&quot;*&quot;; [.B97]); 0); 1; 0)" office:value-type="float" office:value="0" calcext:value-type="float">
            <text:p>0</text:p>
          </table:table-cell>
          <table:table-cell table:formula="of:=IF([.C97]; LEFT(RIGHT([.B97]; 6);2); &quot;&quot;)">
            <text:p/>
          </table:table-cell>
        </table:table-row>
        <table:table-row table:style-name="ro1">
          <table:table-cell office:value-type="string" calcext:value-type="string">
            <text:p>Virginia </text:p>
          </table:table-cell>
          <table:table-cell office:value-type="string" calcext:value-type="string">
            <text:p><text:a xlink:href="http://www.srtr.org/csr/current/Centers/201506/pdf/DCTCOP1XX201506P.pdf" xlink:type="simple">Washington Regional Transplant Community (DCTC), Annandale, VA </text:a> </text:p>
          </table:table-cell>
          <table:table-cell table:formula="of:=IF(IFERROR(SEARCH(&quot;*&quot;; [.B98]); 0); 1; 0)" office:value-type="float" office:value="0" calcext:value-type="float">
            <text:p>0</text:p>
          </table:table-cell>
          <table:table-cell table:formula="of:=IF([.C98]; LEFT(RIGHT([.B98]; 6);2); &quot;&quot;)">
            <text:p/>
          </table:table-cell>
        </table:table-row>
        <table:table-row table:style-name="ro1">
          <table:table-cell office:value-type="string" calcext:value-type="string">
            <text:p>Virginia </text:p>
          </table:table-cell>
          <table:table-cell office:value-type="string" calcext:value-type="string">
            <text:p><text:a xlink:href="http://www.srtr.org/csr/current/Centers/201506/pdf/NCNCOP1XX201506P.pdf" xlink:type="simple">Carolina Donor Services (NCNC), Greenville, NC * </text:a> </text:p>
          </table:table-cell>
          <table:table-cell table:formula="of:=IF(IFERROR(SEARCH(&quot;*&quot;; [.B99]); 0); 1; 0)" office:value-type="float" office:value="1" calcext:value-type="float">
            <text:p>1</text:p>
          </table:table-cell>
          <table:table-cell table:formula="of:=IF([.C99]; LEFT(RIGHT([.B99]; 6);2); &quot;&quot;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Virginia </text:p>
          </table:table-cell>
          <table:table-cell office:value-type="string" calcext:value-type="string">
            <text:p><text:a xlink:href="http://www.srtr.org/csr/current/Centers/201506/pdf/TNDSOP1XX201506P.pdf" xlink:type="simple">Tennessee Donor Services (TNDS), Nashville, TN * </text:a> </text:p>
          </table:table-cell>
          <table:table-cell table:formula="of:=IF(IFERROR(SEARCH(&quot;*&quot;; [.B100]); 0); 1; 0)" office:value-type="float" office:value="1" calcext:value-type="float">
            <text:p>1</text:p>
          </table:table-cell>
          <table:table-cell table:formula="of:=IF([.C100]; LEFT(RIGHT([.B100]; 6);2); &quot;&quot;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Vermont </text:p>
          </table:table-cell>
          <table:table-cell office:value-type="string" calcext:value-type="string">
            <text:p><text:a xlink:href="http://www.srtr.org/csr/current/Centers/201506/pdf/MAOBOP1XX201506P.pdf" xlink:type="simple">New England Organ Bank (MAOB), Waltham, MA * </text:a> </text:p>
          </table:table-cell>
          <table:table-cell table:formula="of:=IF(IFERROR(SEARCH(&quot;*&quot;; [.B101]); 0); 1; 0)" office:value-type="float" office:value="1" calcext:value-type="float">
            <text:p>1</text:p>
          </table:table-cell>
          <table:table-cell table:formula="of:=IF([.C101]; LEFT(RIGHT([.B101]; 6);2); &quot;&quot;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Vermont </text:p>
          </table:table-cell>
          <table:table-cell office:value-type="string" calcext:value-type="string">
            <text:p><text:a xlink:href="http://www.srtr.org/csr/current/Centers/201506/pdf/NYAPOP1XX201506P.pdf" xlink:type="simple">Center for Donation and Transplant (NYAP), Albany, NY * </text:a> </text:p>
          </table:table-cell>
          <table:table-cell table:formula="of:=IF(IFERROR(SEARCH(&quot;*&quot;; [.B102]); 0); 1; 0)" office:value-type="float" office:value="1" calcext:value-type="float">
            <text:p>1</text:p>
          </table:table-cell>
          <table:table-cell table:formula="of:=IF([.C102]; LEFT(RIGHT([.B102]; 6);2); &quot;&quot;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Washington </text:p>
          </table:table-cell>
          <table:table-cell office:value-type="string" calcext:value-type="string">
            <text:p><text:a xlink:href="http://www.srtr.org/csr/current/Centers/201506/pdf/WALCOP1XX201506P.pdf" xlink:type="simple">LifeCenter Northwest Organ Donation Network (WALC), Bellevue, WA </text:a> </text:p>
          </table:table-cell>
          <table:table-cell table:formula="of:=IF(IFERROR(SEARCH(&quot;*&quot;; [.B103]); 0); 1; 0)" office:value-type="float" office:value="0" calcext:value-type="float">
            <text:p>0</text:p>
          </table:table-cell>
          <table:table-cell table:formula="of:=IF([.C103]; LEFT(RIGHT([.B103]; 6);2); &quot;&quot;)">
            <text:p/>
          </table:table-cell>
        </table:table-row>
        <table:table-row table:style-name="ro1">
          <table:table-cell office:value-type="string" calcext:value-type="string">
            <text:p>Washington </text:p>
          </table:table-cell>
          <table:table-cell office:value-type="string" calcext:value-type="string">
            <text:p><text:a xlink:href="http://www.srtr.org/csr/current/Centers/201506/pdf/ORUOOP1XX201506P.pdf" xlink:type="simple">Pacific Northwest Transplant Bank (ORUO), Portland, OR * </text:a> </text:p>
          </table:table-cell>
          <table:table-cell table:formula="of:=IF(IFERROR(SEARCH(&quot;*&quot;; [.B104]); 0); 1; 0)" office:value-type="float" office:value="1" calcext:value-type="float">
            <text:p>1</text:p>
          </table:table-cell>
          <table:table-cell table:formula="of:=IF([.C104]; LEFT(RIGHT([.B104]; 6);2); &quot;&quot;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Wisconsin </text:p>
          </table:table-cell>
          <table:table-cell office:value-type="string" calcext:value-type="string">
            <text:p><text:a xlink:href="http://www.srtr.org/csr/current/Centers/201506/pdf/WIDNOP1XX201506P.pdf" xlink:type="simple">Wisconsin Donor Network (WIDN), Milwaukee, WI </text:a> </text:p>
          </table:table-cell>
          <table:table-cell table:formula="of:=IF(IFERROR(SEARCH(&quot;*&quot;; [.B105]); 0); 1; 0)" office:value-type="float" office:value="0" calcext:value-type="float">
            <text:p>0</text:p>
          </table:table-cell>
          <table:table-cell table:formula="of:=IF([.C105]; LEFT(RIGHT([.B105]; 6);2); &quot;&quot;)">
            <text:p/>
          </table:table-cell>
        </table:table-row>
        <table:table-row table:style-name="ro1">
          <table:table-cell office:value-type="string" calcext:value-type="string">
            <text:p>Wisconsin </text:p>
          </table:table-cell>
          <table:table-cell office:value-type="string" calcext:value-type="string">
            <text:p><text:a xlink:href="http://www.srtr.org/csr/current/Centers/201506/pdf/WIUWOP1XX201506P.pdf" xlink:type="simple">University of Wisconsin Organ Procurement Organization (WIUW), Madison, WI </text:a> </text:p>
          </table:table-cell>
          <table:table-cell table:formula="of:=IF(IFERROR(SEARCH(&quot;*&quot;; [.B106]); 0); 1; 0)" office:value-type="float" office:value="0" calcext:value-type="float">
            <text:p>0</text:p>
          </table:table-cell>
          <table:table-cell table:formula="of:=IF([.C106]; LEFT(RIGHT([.B106]; 6);2); &quot;&quot;)">
            <text:p/>
          </table:table-cell>
        </table:table-row>
        <table:table-row table:style-name="ro1">
          <table:table-cell office:value-type="string" calcext:value-type="string">
            <text:p>Wisconsin </text:p>
          </table:table-cell>
          <table:table-cell office:value-type="string" calcext:value-type="string">
            <text:p><text:a xlink:href="http://www.srtr.org/csr/current/Centers/201506/pdf/MNOPOP1XX201506P.pdf" xlink:type="simple">LifeSource Upper Midwest Organ Procurement Organization (MNOP), St. Paul, MN * </text:a> </text:p>
          </table:table-cell>
          <table:table-cell table:formula="of:=IF(IFERROR(SEARCH(&quot;*&quot;; [.B107]); 0); 1; 0)" office:value-type="float" office:value="1" calcext:value-type="float">
            <text:p>1</text:p>
          </table:table-cell>
          <table:table-cell table:formula="of:=IF([.C107]; LEFT(RIGHT([.B107]; 6);2); &quot;&quot;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West Virginia </text:p>
          </table:table-cell>
          <table:table-cell office:value-type="string" calcext:value-type="string">
            <text:p><text:a xlink:href="http://www.srtr.org/csr/current/Centers/201506/pdf/KYDAOP1XX201506P.pdf" xlink:type="simple">Kentucky Organ Donor Affiliates (KYDA), Louisville, KY * </text:a> </text:p>
          </table:table-cell>
          <table:table-cell table:formula="of:=IF(IFERROR(SEARCH(&quot;*&quot;; [.B108]); 0); 1; 0)" office:value-type="float" office:value="1" calcext:value-type="float">
            <text:p>1</text:p>
          </table:table-cell>
          <table:table-cell table:formula="of:=IF([.C108]; LEFT(RIGHT([.B108]; 6);2); &quot;&quot;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West Virginia </text:p>
          </table:table-cell>
          <table:table-cell office:value-type="string" calcext:value-type="string">
            <text:p><text:a xlink:href="http://www.srtr.org/csr/current/Centers/201506/pdf/OHLPOP1XX201506P.pdf" xlink:type="simple">Lifeline of Ohio (OHLP), Columbus, OH * </text:a> </text:p>
          </table:table-cell>
          <table:table-cell table:formula="of:=IF(IFERROR(SEARCH(&quot;*&quot;; [.B109]); 0); 1; 0)" office:value-type="float" office:value="1" calcext:value-type="float">
            <text:p>1</text:p>
          </table:table-cell>
          <table:table-cell table:formula="of:=IF([.C109]; LEFT(RIGHT([.B109]; 6);2); &quot;&quot;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West Virginia </text:p>
          </table:table-cell>
          <table:table-cell office:value-type="string" calcext:value-type="string">
            <text:p><text:a xlink:href="http://www.srtr.org/csr/current/Centers/201506/pdf/PATFOP1XX201506P.pdf" xlink:type="simple">Center for Organ Recovery and Education (PATF), Pittsburgh, PA * </text:a> </text:p>
          </table:table-cell>
          <table:table-cell table:formula="of:=IF(IFERROR(SEARCH(&quot;*&quot;; [.B110]); 0); 1; 0)" office:value-type="float" office:value="1" calcext:value-type="float">
            <text:p>1</text:p>
          </table:table-cell>
          <table:table-cell table:formula="of:=IF([.C110]; LEFT(RIGHT([.B110]; 6);2); &quot;&quot;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West Virginia </text:p>
          </table:table-cell>
          <table:table-cell office:value-type="string" calcext:value-type="string">
            <text:p><text:a xlink:href="http://www.srtr.org/csr/current/Centers/201506/pdf/VATBOP1XX201506P.pdf" xlink:type="simple">LifeNet Health (VATB), Virginia Beach, VA * </text:a> </text:p>
          </table:table-cell>
          <table:table-cell table:formula="of:=IF(IFERROR(SEARCH(&quot;*&quot;; [.B111]); 0); 1; 0)" office:value-type="float" office:value="1" calcext:value-type="float">
            <text:p>1</text:p>
          </table:table-cell>
          <table:table-cell table:formula="of:=IF([.C111]; LEFT(RIGHT([.B111]; 6);2); &quot;&quot;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Wyoming </text:p>
          </table:table-cell>
          <table:table-cell office:value-type="string" calcext:value-type="string">
            <text:p><text:a xlink:href="http://www.srtr.org/csr/current/Centers/201506/pdf/CORSOP1XX201506P.pdf" xlink:type="simple">Donor Alliance (CORS), Denver, CO * </text:a> </text:p>
          </table:table-cell>
          <table:table-cell table:formula="of:=IF(IFERROR(SEARCH(&quot;*&quot;; [.B112]); 0); 1; 0)" office:value-type="float" office:value="1" calcext:value-type="float">
            <text:p>1</text:p>
          </table:table-cell>
          <table:table-cell table:formula="of:=IF([.C112]; LEFT(RIGHT([.B112]; 6);2); &quot;&quot;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Wyoming </text:p>
          </table:table-cell>
          <table:table-cell office:value-type="string" calcext:value-type="string">
            <text:p><text:a xlink:href="http://www.srtr.org/csr/current/Centers/201506/pdf/UTOPOP1XX201506P.pdf" xlink:type="simple">Intermountain Donor Services (UTOP), Salt Lake City, UT * </text:a> </text:p>
          </table:table-cell>
          <table:table-cell table:formula="of:=IF(IFERROR(SEARCH(&quot;*&quot;; [.B113]); 0); 1; 0)" office:value-type="float" office:value="1" calcext:value-type="float">
            <text:p>1</text:p>
          </table:table-cell>
          <table:table-cell table:formula="of:=IF([.C113]; LEFT(RIGHT([.B113]; 6);2); &quot;&quot;)" office:value-type="string" office:string-value="UT" calcext:value-type="string">
            <text:p>UT</text:p>
          </table:table-cell>
        </table:table-row>
        <table:table-row table:style-name="ro1">
          <table:table-cell table:style-name="ce2" table:number-columns-spanned="2" table:number-rows-spanned="1"/>
          <table:covered-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lee Speice</meta:initial-creator>
    <meta:creation-date>2015-10-03T17:59:15.243104774</meta:creation-date>
    <dc:date>2015-10-03T18:37:29.818513782</dc:date>
    <dc:creator>Bradlee Speice</dc:creator>
    <meta:editing-duration>PT8M4S</meta:editing-duration>
    <meta:editing-cycles>1</meta:editing-cycles>
    <meta:document-statistic meta:table-count="1" meta:cell-count="452" meta:object-count="0"/>
    <meta:generator>LibreOffice/4.2.8.2$Linux_X86_64 LibreOffice_project/420m0$Build-2</meta:generator>
  </office:meta>
</office:document-meta>
</file>